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margin-left="0.4925in" fo:margin-right="0in" fo:text-indent="0in" style:auto-text-indent="false"/>
      <style:text-properties style:font-name="Liberation Sans"/>
    </style:style>
    <style:style style:name="P3" style:family="paragraph" style:parent-style-name="Quotations">
      <style:text-properties style:font-name="Liberation Sans"/>
    </style:style>
    <style:style style:name="P4" style:family="paragraph" style:parent-style-name="Standard" style:list-style-name="L1">
      <style:text-properties style:font-name="Liberation Sans"/>
    </style:style>
    <style:style style:name="P5" style:family="paragraph" style:parent-style-name="Standard" style:list-style-name="L2">
      <style:text-properties style:font-name="Liberation Sans"/>
    </style:style>
    <style:style style:name="P6" style:family="paragraph" style:parent-style-name="Standard" style:list-style-name="L3">
      <style:text-properties style:font-name="Liberation Sans"/>
    </style:style>
    <style:style style:name="P7" style:family="paragraph" style:parent-style-name="Standard" style:list-style-name="L4">
      <style:text-properties style:font-name="Liberation Sans"/>
    </style:style>
    <style:style style:name="P8" style:family="paragraph" style:parent-style-name="Heading_20_1">
      <style:text-properties style:font-name="Liberation Sans"/>
    </style:style>
    <style:style style:name="P9" style:family="paragraph" style:parent-style-name="Heading_20_2">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ans"/>
    </style:style>
    <style:style style:name="T4" style:family="text">
      <style:text-properties style:font-name="Liberation Sans" fo:font-style="italic" style:font-style-asian="italic" style:font-style-complex="italic"/>
    </style:style>
    <style:style style:name="T5" style:family="text">
      <style:text-properties style:font-name="Liberation San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EarthFS Design Proposal</text:p>
      <text:p text:style-name="P1"/>
      <text:p text:style-name="P1">Draft 1</text:p>
      <text:p text:style-name="P1">Ben Trask</text:p>
      <text:p text:style-name="P1">September 2013</text:p>
      <text:p text:style-name="P1"/>
      <text:p text:style-name="P2">Abstract. Like hypertext before the World Wide Web, content addressing is an established concept but hasn't seen popularity amongst end-users in information systems. Proposed is a content addressing system designed to be widely useful, informed by Uniform Resource Locators, Magnet URIs, a new concept called <text:span text:style-name="T1">pervasive replication</text:span>, an analogy to Distributed Version Control Systems, and the Web. The address resolution system is uniquely decentralized and permanent.</text:p>
      <text:p text:style-name="P1"/>
      <text:h text:style-name="Heading_20_1" text:outline-level="1">Background</text:h>
      <text:p text:style-name="P1"/>
      <text:p text:style-name="P1">Hypertext had a long history before the Web, dating back to the 1940s and microfilm.[cite] Despite featuring in many different designs since then, it wasn't popularized until Tim Berners-Lee first developed the World Wide Web, starting in 1988.[cite] The Web solved the problem of transforming existing documents and producing new documents in hypertext format by aligning the incentives for individuals and businesses. Even today, a small but significant fraction of human enterprise consists of creating as much hypertext as possible (consider eHow).</text:p>
      <text:p text:style-name="P1"/>
      <text:p text:style-name="P1">Similarly, EarthFS is an attempt to take the existing idea of content-addressable storage and make it widely useful and popular. Content addressing promises the ability to find documents based on what they are, instead of based on where they are or what they're named.</text:p>
      <text:p text:style-name="P1"/>
      <text:p text:style-name="P1">This property is problematic when a program doesn't know where to find documents (on the Web, user agents need to know the <text:span text:style-name="T1">host</text:span> or <text:span text:style-name="T1">domain name</text:span> to find the <text:span text:style-name="T2">server</text:span> to request the resource from), but conversely it is perfectly suitable if programs <text:span text:style-name="T1">always</text:span> know where to find documents.</text:p>
      <text:p text:style-name="P1"/>
      <text:h text:style-name="Heading_20_1" text:outline-level="1">Design Principles</text:h>
      <text:p text:style-name="P1"/>
      <text:p text:style-name="P1">Content addressing is well suited for distributed systems because if two documents are the same, they have the same address, regardless of when they are created, or on what computers, or by whom. No coordination is required for address assignment. Taking advantage of this, EarthFS is distributed and decentralized.</text:p>
      <text:p text:style-name="P1"/>
      <text:p text:style-name="P1">One of the downsides of content addressing is that documents cannot be edited without changing their addresses (or “names”). This might be the main problem that has prevented content addressing from being popularized already, so a design that seeks to be usable must <text:soft-page-break/>strive to turn this weakness into a strength. This aspect might be what makes or breaks EarthFS for practical use.</text:p>
      <text:p text:style-name="P1"/>
      <text:p text:style-name="P1">For compatibility with existing operating systems and applications, EarthFS is implemented as an abstraction on top of existing file systems, not as a traditional low-level file system itself (running in kernel space, managing OS files, etc.). This decision is informed in part by the ambitious, aborted WinFS. Even the Web, with it's enormous established base, has had trouble outright replacing native user applications (although Google's Chrome OS is making some inroads), and has no chance of replacing native system processes. EarthFS can be a legitimate high-level file system while building on top of all the low level primitives established over the history of computing. Collapsing the modern Tower of Abstraction is not an end in and of itself; this is <text:span text:style-name="T1">standing on the shoulders of giants</text:span>.</text:p>
      <text:p text:style-name="P1"/>
      <text:p text:style-name="P1">The final cornerstone of EarthFS's design is low latency. Communication is “push” instead of “pull” wherever possible. This was decided from the author's personal belief that protocols with more latency are inevitably replaced by those with less. Once latency is designed into a system, it cannot be easily removed.[cite]</text:p>
      <text:p text:style-name="P1"/>
      <text:h text:style-name="Heading_20_1" text:outline-level="1">Qualities of Name Resolution</text:h>
      <text:p text:style-name="P1"/>
      <text:p text:style-name="P1">Dynamic name resolution means that the meaning of names can change over time. Static means they can not. Furthermore, static resolution is taken to mean that every possible object (resource) has a fixed name from the time the namespace is first established. That excludes naming systems like ISBN, which assigns names over time (but then generally doesn't change them afterward).</text:p>
      <text:p text:style-name="P1"/>
      <text:p text:style-name="P1">Pure decentralization is taken to mean that each system works in complete isolation.[cite] That's not very useful for internet applications, so “decentralized” is a matter of degree. A highly decentralized system is useful without network access. By contrast, a highly <text:span text:style-name="T1">distributed</text:span> application almost certainly requires network access (although perhaps infrequently).</text:p>
      <text:p text:style-name="P1"/>
      <text:p text:style-name="P1">EarthFS is distinguished from the World Wide Web, which uses <text:span text:style-name="Source_20_Text">http:</text:span> URIs resolved using dynamic and centralized (albeit hierarchical) DNS and path location information, and peer-to-peer file sharing applications such as BitTorrent, which often use <text:span text:style-name="Source_20_Text">magnet:</text:span> URIs resolved using a static and centralized Distributed Hash Table. EarthFS content addresses can be resolved purely from the local repository, and they are static, meaning the repository is not merely a cache. Once-functioning links cannot break later, unless the resources are removed manually by the user or through an automatic rule (such as a disk space cap). No form of automatic peer discovery is used.</text:p>
      <text:p text:style-name="P1"/>
      <text:h text:style-name="Heading_20_1" text:outline-level="1">Models</text:h>
      <text:p text:style-name="P1"/>
      <text:p text:style-name="P1">In the process of designing and testing EarthFS, the author has developed several intuitive <text:soft-page-break/>models explaining how its features ought to work together and how they might provide value to users. The following sections each tackle one of these models, explaining what the model is, why it makes sense, and how it applies to EarthFS. For the most part, these sections cover the same features, but in a different light each time.</text:p>
      <text:p text:style-name="P1"/>
      <text:p text:style-name="P1">Remember: <text:span text:style-name="T1">all models are wrong, but some models are useful</text:span>.[cite]</text:p>
      <text:p text:style-name="P1"/>
      <text:p text:style-name="P1">Or: <text:span text:style-name="T1">with so many models, how can I go wrong?</text:span></text:p>
      <text:p text:style-name="P1"/>
      <text:p text:style-name="P1">The intent is for more models to be developed and refined over the course of the project to continue to guide design decisions.</text:p>
      <text:p text:style-name="P1"/>
      <text:h text:style-name="Heading_20_2" text:outline-level="2">Pervasive Replication</text:h>
      <text:p text:style-name="P1"/>
      <text:p text:style-name="P1">It is often said that “information wants to be free.”[cite] It's also said that the internet “interprets censorship as damage and routes around it.”[cite]</text:p>
      <text:p text:style-name="P1"/>
      <text:p text:style-name="P1">In short, pervasive replication says that if you're interested in a piece of information, you should keep a copy of it. How you keep it – whether you store it on your personal computer, your phone, or in the cloud; whether you maintain reliable backups or not; whether you share it or not – is up to you. And if you don't want to store it at all, you don't have to. It's entirely up to you.</text:p>
      <text:p text:style-name="P1"/>
      <text:p text:style-name="P1">Pervasive replication puts these decisions in an economic context: the time and money you put into storing data represents that data's value to you. Data storage is very cheap these days,[cite] so if you care about a piece of information much at all, why not store a copy of it?</text:p>
      <text:p text:style-name="P1"/>
      <text:p text:style-name="P1">Pervasive replication fits into content-addressable storage quite well. As mentioned before, content addresses don't indicate where to find a piece of information. They tell you what to ask for, not who to ask. With pervasive replication, interesting data is stored locally, so you probably already have the resource you're looking for. (An explanation for how this data is initially received is available in section [section].)</text:p>
      <text:p text:style-name="P1"/>
      <text:p text:style-name="P1">In the Web today, we think we are getting a free ride by trusting others to store information we care about. As the Web and our Internet culture continue to mature, the hidden costs of this model are slowly becoming apparent. Information can be edited behind our backs, censored, and otherwise <text:span text:style-name="T1">404</text:span>'d. Each access is monetized, even if it would be perfectly practical to download it once and access it locally for free.</text:p>
      <text:p text:style-name="P1"/>
      <text:p text:style-name="P1">President Obama recently took down a website listing his campaign promises, including a promise to protect whistle blowers.[cite] Everyone concerned about revisionist history has an interest in making sure political statements are preserved. Rather than donating to one or a small set of organizations, which might make large targets, why not store the data yourself? [too controversial?]</text:p>
      <text:p text:style-name="P1"/>
      <text:p text:style-name="P1"><text:soft-page-break/>The World Wide Web Consortium (W3C) has stated that “Cool URIs don't change.”[cite] Your author believes that cool URIs <text:span text:style-name="T1">can't</text:span> be changed. URNs (at least types based on content hashing) meet this requirement, and pervasive replication ensures that continued access is available, to whatever degree you desire.</text:p>
      <text:p text:style-name="P1"/>
      <text:p text:style-name="P1">Most protocol limitations can be solved through abstraction, and on the Web, that is just what has happened. The non-profit Internet Archive quickly formed in part to address the impermanence of URLs.[cite] Their Wayback Machine might be considered an abstraction inversion: there are fundamental limits of what is possible that are imposed by the decision to build an immutable interface on a mutable system, rather than a mutable interface on an immutable one. (Nevertheless their work should be commended and the author only hopes that EarthFS can further their goals.)</text:p>
      <text:p text:style-name="P1"/>
      <text:p text:style-name="P1">EarthFS is based around <text:span text:style-name="T1">automated</text:span> pervasive replication, so that data from sources you've subscribed to is stored in your EarthFS “repository” as soon as it's available (with low latency).</text:p>
      <text:h text:style-name="Heading_20_2" text:outline-level="2">Distributed Version Control System for things that can't be Diffed</text:h>
      <text:p text:style-name="P1"/>
      <text:p text:style-name="P1">Version Control Systems (VCS), especially Distributed ones (DVCS) like Git, are extremely popular among software developers. Many attempts have been made to bring version control in some form to other users and use cases.[cite]</text:p>
      <text:p text:style-name="P1"/>
      <text:p text:style-name="P1">Version control primer:</text:p>
      <text:p text:style-name="P1"/>
      <text:p text:style-name="P2">VCS operate on a <text:span text:style-name="T1">working tree</text:span> of files, a directory hierarchy containing the files being edited, added to, etc. <text:span text:style-name="T1">Diffs</text:span> are the logical changes between two versions of a working file, and they can be applied to other versions of the same file in an operation called <text:span text:style-name="T1">merging</text:span>. Diffs must contain some sort of semantic value in order to merge cleanly, which means that smart <text:span text:style-name="T1">diff algorithms</text:span> are needed to generate them. When diffs don't contain enough semantic value to be merged into a particular file version, it's called a <text:span text:style-name="T1">merge conflict</text:span><text:span text:style-name="T2">, and must be manually resolved (e.g. by the programmer)</text:span>.</text:p>
      <text:p text:style-name="P2"/>
      <text:p text:style-name="P2">One or more diffs are grouped into <text:span text:style-name="T1">commits</text:span>, each with a <text:span text:style-name="T1">commit message</text:span>. Commit messages (ideally) contain the full semantic meaning of the commit (they explain what the commit changed in ordinary words), but can't be automatically merged. Diffs contain the full logical meaning of the commit, with (ideally) as much of the semantic meaning as possible, so they can (usually) be automatically merged.</text:p>
      <text:p text:style-name="P1"/>
      <text:p text:style-name="P1">An experienced programmer familiar with a particular codebase should be able to go from commit message to diff or from diff to commit message; they are two representations of the same data (the changes) at different levels of abstraction. Unfortunately our computers are not yet smart enough to perform this translation for us; as it is, the programmer has make the changes, then write the commit explaining them.</text:p>
      <text:p text:style-name="P1"/>
      <text:p text:style-name="P1">This has a twofold impact:</text:p>
      <text:p text:style-name="P1"><text:soft-page-break/></text:p>
      <text:list xml:id="list6135108441" text:style-name="L1">
        <text:list-item>
          <text:p text:style-name="P4">Software developers have to stop what they're doing on a regular basis to reflect on what they've done and come up with a commit message for it. In software development, it's worth it.</text:p>
        </text:list-item>
        <text:list-item>
          <text:p text:style-name="P4">While the developer is stopped and getting ready to write the commit message, the computer automatically generates a diff. In order to do this, it needs to have a suitable diff algorithm to interpret the changes made. These algorithms work pretty well with plain text, especially source code; they work not as well with images, Word documents, and other files that users outside of software development typically work with. VCS like Git support pluggable diff algorithms, but for complex or proprietary file formats, writing them is “an area of active research” if not impossible. Only a few basic algorithms are widely used.</text:p>
        </text:list-item>
      </text:list>
      <text:p text:style-name="P1"/>
      <text:p text:style-name="Standard"><text:span text:style-name="T3">When VCS are targeted outside of software development, they often omit the commit message (because regular users don't want to stop and write them on a regular basis), and they also omit the semantic value from the diffs. Using a </text:span><text:span text:style-name="T4">binary diff algorithm</text:span><text:span text:style-name="T3">, they sacrifice the ability to merge at all for an algorithm that works on any type of file with any type of change.</text:span></text:p>
      <text:p text:style-name="P1"/>
      <text:p text:style-name="P1">These systems arguably aren't version control systems at all. They just store a history of the user's documents, usually with nothing more than a time stamp. That they use a compressed format is not of much benefit to the user; he or she might be better off simply making multiple copies of the file before editing. (If it's important, inter-file compression could be handled at another abstraction level, in the file system or hard driver controller.)</text:p>
      <text:p text:style-name="P1"/>
      <text:p text:style-name="Standard"><text:span text:style-name="T3">In this mess of broken promises and lies, it doesn't seem like there's much EarthFS can offer. A working file, by definition, is one that is available to be edited. EarthFS can't really represent </text:span><text:span text:style-name="T3">such a file at all, because even if you check in a new version, there's no way to </text:span><text:span text:style-name="T4">replace</text:span><text:span text:style-name="T3"> the </text:span><text:span text:style-name="T3">old one. All of the places that were pointing at it are immutable too.</text:span></text:p>
      <text:p text:style-name="P1"/>
      <text:p text:style-name="Standard"><text:span text:style-name="T3">Instead, EarthFS mirrors the </text:span><text:span text:style-name="T4">commit log</text:span><text:span text:style-name="T3"> in a VCS. The commit log is the history of commits, each containing a commit message and one or more diffs. The commit log in a VCS is just as immutable as the submitted files in EarthFS, and in Git, commits are even identified by content hashes – basically URNs. To play up this angle, each EarthFS repository maintains all unique files in the order they were submitted.</text:span></text:p>
      <text:p text:style-name="P1"/>
      <text:p text:style-name="P1">That means that EarthFS can be thought of as a DVCS without a diff algorithm or working tree. Or better, the diff algorithm is the people submitting information – they compose the diffs manually – and the working tree is the user who reads the repo.</text:p>
      <text:p text:style-name="P1"/>
      <text:p text:style-name="Standard"><text:span text:style-name="T3">A </text:span><text:span text:style-name="T4">film</text:span><text:span text:style-name="T3"> is a diff for humans. If you liked the film, it must've applied cleanly and made some good changes.</text:span></text:p>
      <text:p text:style-name="P1"/>
      <text:p text:style-name="Standard"><text:span text:style-name="T3">A </text:span><text:span text:style-name="T4">summary</text:span><text:span text:style-name="T3"> of a film, or even just the </text:span><text:span text:style-name="T4">title</text:span><text:span text:style-name="T3">, is the commit message. EarthFS doesn't insist that every diff have one, but they are possible (see section [section]).</text:span></text:p>
      <text:p text:style-name="P1"/>
      <text:p text:style-name="P1"><text:soft-page-break/>EarthFS also supports low latency real-time pulls (technically push notifications) from remote repositories. This is possible because there is no chance of merge conflicts and no working tree to clobber. All pulls are fast-forwards.</text:p>
      <text:p text:style-name="P1"/>
      <text:h text:style-name="Heading_20_1" text:outline-level="1">Content Addresses and URIs</text:h>
      <text:p text:style-name="P1"/>
      <text:p text:style-name="P1">A new <text:span text:style-name="Source_20_Text">earth:</text:span> URI scheme is proposed for naming EarthFS files. An example based on the SHA-1 cryptographic hash would be:</text:p>
      <text:p text:style-name="P1"/>
      <text:p text:style-name="P2"><text:span text:style-name="Source_20_Text">earth://sha1/000000000000000000000000000</text:span></text:p>
      <text:p text:style-name="P1"/>
      <text:p text:style-name="P1">The first term is the URI scheme. The second is the <text:span text:style-name="T1">namespace (</text:span>case insensitive). The rest of the URI (up to the URI query or fragment) is the <text:span text:style-name="T1">name</text:span> (case sensitive).</text:p>
      <text:p text:style-name="P1"/>
      <text:p text:style-name="P1">In the above URI, the SHA-1 hash is presumed to be encoded using Base 64, which turns the 20 bytes of information into 27 characters of text. Different hash algorithms and encodings produce addresses of different lengths. Shorter, more convenient addresses and longer, more <text:s/>specific/secure addresses are possible.</text:p>
      <text:p text:style-name="P1"/>
      <text:p text:style-name="P1">Because <text:span text:style-name="Source_20_Text">earth:</text:span> URIs contain no location information, they must always be interpreted by an EarthFS repository (or compatible system). That means that, unlike <text:span text:style-name="Source_20_Text">http:</text:span> URIs, the query parameters are always interpreted by a standard server, and it is possible to use them meaningfully in the API (similar to magnet links; see section [section]). However, no query parameters are currently used or foreseen.</text:p>
      <text:p text:style-name="P1"/>
      <text:h text:style-name="Heading_20_2" text:outline-level="2">Differences between historical URNs and EarthFS URIs</text:h>
      <text:p text:style-name="P1"/>
      <text:p text:style-name="P2"><text:span text:style-name="Source_20_Text">urn:isbn:0-0000-00000-0</text:span></text:p>
      <text:p text:style-name="P1"><text:span text:style-name="Source_20_Text"/></text:p>
      <text:p text:style-name="P1">The historical URN standard has been rejected for use in EarthFS after great deliberation. (The author used standard URNs in an alpha EarthFS implementation personally for nearly a year before coming to this conclusion, and they have yet to be entirely phased out of that system.) Rationale is provided.</text:p>
      <text:p text:style-name="P1"/>
      <text:p text:style-name="P1">In the design of the URN standard, was a general expectation that naming authorities would be centralized organizations that doled out URNs by fiat. No authorities based on content hashing were ever registered[cite] (although some were used in magnet links; see section [section]). In EarthFS, the primary <text:span text:style-name="T1">namers</text:span> (“naming authorities”) are just <text:span text:style-name="T2">algorithms</text:span> that can be run locally and require no centralized coordination (see section [section]). (Traditional naming authorities are still possible; see section [section].)</text:p>
      <text:p text:style-name="P1"/>
      <text:p text:style-name="P1">Resources addressed by URNs were generally assumed mutable, even when specifically mentioned in reference to content hashes such as MD5.[cite] In EarthFS, files are immutable, <text:soft-page-break/>but a single name can reference multiple versions of the same file in a controlled way (see section [section]).</text:p>
      <text:p text:style-name="P1"/>
      <text:p text:style-name="P1">It was recommended for naming authorities to maintain mappings between URNs and URLs.[cite] The author believes this negated the primary value of URNs. In EarthFS, names from all <text:span text:style-name="T2">namers</text:span> are resolved locally and no global mapping is presumed possible.</text:p>
      <text:p text:style-name="P1"/>
      <text:p text:style-name="P1">Naming authorities were expected to define equality for their own URN namespaces.[cite] More broadly, the problem of URN resolution was assumed authority-specific.[cite] EarthFS reverses the URN comparison problem by allowing each namer to generate any number of names for the same document, and then compares them using strict string equality. Names from all namers are resolved in one of two standardized ways (depending on the namer type; see section [section] and section [section]).</text:p>
      <text:p text:style-name="P1"/>
      <text:p text:style-name="P1">Finally, EarthFS seeks to avoid some more subjective problems with the URN format:</text:p>
      <text:p text:style-name="P1"/>
      <text:list xml:id="list519804650" text:style-name="L2">
        <text:list-item>
          <text:p text:style-name="P5">The word “urn,” which every URN begins with, is associated with death in the English language.</text:p>
        </text:list-item>
        <text:list-item>
          <text:p text:style-name="P5">URIs featuring two slashes after the scheme have become a de facto standard. Using two slashes makes parsing easier and less ambiguous. Existing third party applications might fail to recognize URIs without them. Modern standards recommend that URIs use two slashes to denote the “authority” (such as domain),[cite] which fits the namer role.</text:p>
        </text:list-item>
      </text:list>
      <text:p text:style-name="P1"/>
      <text:p text:style-name="P1">Finally, “standard” URNs were never widely used on the Web. Even groups that would've qualified as name authorities avoided the URN standard:</text:p>
      <text:p text:style-name="P1"/>
      <text:p text:style-name="P3">DOI is not registered as a URN namespace, despite fulfilling all the functional requirements, since URN registration appears to offer no advantage to the DOI System. [...] If RDS mechanisms supporting URN specifications become widely available, DOI will be registered as a URN.[cite]</text:p>
      <text:p text:style-name="P1">EarthFS intends to solve the chicken-and-egg problem of utility and popularity through careful design of incentives (see section [section]).</text:p>
      <text:p text:style-name="P1"/>
      <text:h text:style-name="Heading_20_2" text:outline-level="2">Differences between Magnet Links and EarthFS URIs</text:h>
      <text:p text:style-name="P1"/>
      <text:p text:style-name="P2"><text:span text:style-name="Source_20_Text">magnet:?tx=urn:sha1:00000000000000000000000000000000 \</text:span></text:p>
      <text:p text:style-name="P2"><text:span text:style-name="Source_20_Text"><text:s text:c="7"/>&amp;dn=filename.txt</text:span></text:p>
      <text:p text:style-name="P1"/>
      <text:p text:style-name="P1">[explain what it is]</text:p>
      <text:p text:style-name="P1">[fix]</text:p>
      <text:p text:style-name="P1">The magnet URI scheme is not formally registered or specified.[cite] All of the URN types listed as common in magnet links on the Wikipedia page[cite] are content hashes, and none of them appear to be registered with IANA.[cite]</text:p>
      <text:p text:style-name="P1"><text:soft-page-break/></text:p>
      <text:p text:style-name="P1">However, they were designed for content addressing, so in theory, they should be a good fit for EarthFS.</text:p>
      <text:p text:style-name="P1"/>
      <text:p text:style-name="P1">Technically, they're redundant in wrapping URNs while optionally providing meta-data that does not really belong in a URI. However, that alone would not be a reasonable objection to using an established (de facto) standard.</text:p>
      <text:p text:style-name="P1"/>
      <text:p text:style-name="P1">The difference is the intent of their use in practice. Magnet links are typically used with centralized peer-to-peer applications (see section [section]). EarthFS addresses are decentralized; most are never expected to become public, and most public addresses will never be available locally. Therefore, there is not much expected overlap between addresses in one scheme and the other. One might call <text:span text:style-name="Source_20_Text">earth:</text:span> magnets <text:span text:style-name="T1">rare</text:span>.</text:p>
      <text:p text:style-name="P1"/>
      <text:p text:style-name="P1">EarthFS URIs and magnet URIs can be used together on the same system, generally doing the right thing automatically without interfering with each other.</text:p>
      <text:p text:style-name="P1"/>
      <text:h text:style-name="Heading_20_2" text:outline-level="2">Differences between Web URIs (“URLs”) and EarthFS URIs</text:h>
      <text:p text:style-name="P1"/>
      <text:p text:style-name="P1">Web URIs using the standard <text:span text:style-name="Source_20_Text">http:</text:span> scheme were briefly considered for EarthFS. While Web URIs contain location information, that can be negated to some extent by standardizing on a user-relative host (localhost) and a given port. However, this approach was considered fragile, because repositories could not be run in non-standard locations, and inconvenient, because <text:span text:style-name="Source_20_Text">http:</text:span> URIs would automatically open directly in the user's web browser instead of a native client or even the efs-web interface.</text:p>
      <text:p text:style-name="P1"/>
      <text:p text:style-name="P1">The advantages would be minor (merely making it easier to embed EarthFS content in existing websites without asking for the user's repository location or using a browser plug-in to handle <text:span text:style-name="Source_20_Text">earth:</text:span> URIs). efs-web already needs a system for converting documents to HTML, so converting URIs at the same time is little burden.</text:p>
      <text:p text:style-name="P1"/>
      <text:p text:style-name="P1">Separately, it is worth considering whether EarthFS URIs are a step forward from a user interface perspective. It is admitted that long strings of Base 64 or hexadecimal characters are user-hostile. Programmers using Git deal with SHA-1 hashes every day, but it is an open question whether end-users might be willing to.</text:p>
      <text:p text:style-name="P1"/>
      <text:p text:style-name="P1">On the other hand, they already put up with Web URIs (“URLs”). URLs are already either short, meaningless and difficult to remember, or meaningful, long, and still difficult to remember. This is evidenced in part by the demand for copy and paste in early versions of iOS. What users manage to remember, if anything, is <text:span text:style-name="T1">domain names</text:span>, not full URLs.</text:p>
      <text:p text:style-name="P1"/>
      <text:p text:style-name="P1">To some extent, the pain of content hashes can be avoided by using centralized names instead, but that is not much of an advantage.</text:p>
      <text:p text:style-name="P1"/>
      <text:p text:style-name="P1">Users are expected to find documents via full-text search. URIs would pretty much only be <text:soft-page-break/>moved using copy and paste.</text:p>
      <text:p text:style-name="P1"/>
      <text:h text:style-name="Heading_20_2" text:outline-level="2">Plan for URI Scheme Registration</text:h>
      <text:p text:style-name="P1"/>
      <text:p text:style-name="P1">URI schemes are regulated by IANA. However, it has become increasingly common for informal/unregistered schemes to be deployed for small-scale use. There is no intent to register the <text:span text:style-name="Source_20_Text">earth:</text:span> scheme until its utility can be proven in practice.</text:p>
      <text:p text:style-name="P1"/>
      <text:h text:style-name="Heading_20_2" text:outline-level="2">Namespace Registration</text:h>
      <text:p text:style-name="P1"/>
      <text:p text:style-name="P1">Namespaces are expected to be handled informally at first. Short names for all established cryptographic hashes (such as sha1, sha256, etc.) and applicable established semantic hashes (if any) are reserved. Registered and/or common URN namespaces are also reserved. Ultimately, namespace registration will be handed over to IANA, if they are interested in managing it. Formal registration of a content hash should require little more than a non-trivial/useful reference algorithm.</text:p>
      <text:p text:style-name="P1"/>
      <text:h text:style-name="P8" text:outline-level="1">Incentives</text:h>
      <text:p text:style-name="P1"/>
      <text:p text:style-name="P1">Here is the author's best attempt at untangling the chicken-and-egg problem of making a new communication protocol popular. [fix]</text:p>
      <text:p text:style-name="P1"/>
      <text:p text:style-name="P1">The rapid popularization of Bitcoin, after years of crypto-currencies that went nowhere, demonstrates how a careful arrangement of incentives is necessary for any design to become popular.</text:p>
      <text:p text:style-name="P1"/>
      <text:p text:style-name="P1">Bitcoin features an ingenious proof-of-work system, effectively tying the security of transactions to the cost of electricity. Bitcoin was the first successful crypto-currency to feature proof-of-work... and also the last. New proof-of-work systems necessarily start small, making them vulnerable to attack. Before Bitcoin, the value of attacking a small system wasn't apparent. Since Bitcoin, it is, and many knockoff crypto-currencies were compromised almost as soon as they were started.[cite]</text:p>
      <text:p text:style-name="P1"/>
      <text:p text:style-name="P1">By analogy, “social” startups dependent on the network effects were very effective, culminating in Facebook,[cite] but your author believes that approach is on a dramatically downward slope of diminishing returns. The reason is that human society, or at least consumers, don't want a world full of infinite social networks. The web startup world kept exploiting the same strategy, to increasingly negligible benefit (although counterexamples like GitHub exist), so society would inevitably get tired of it. The result is that the most successful opportunities are also the shortest lived.</text:p>
      <text:p text:style-name="P1"/>
      <text:p text:style-name="Standard"><text:span text:style-name="T3">For any communication protocol, there is a certain average </text:span><text:span text:style-name="T4">expected value</text:span><text:span text:style-name="T3"> (real or perceived) </text:span><text:soft-page-break/><text:span text:style-name="T3">for sending messages. If the value is too small (or worse, negative), no one will send messages and there will therefore be no reason to use it (nothing sent means nothing to receive).</text:span></text:p>
      <text:p text:style-name="P1"/>
      <text:p text:style-name="P1">On the other hand, if there is too much incentive to send messages, the protocol inevitably becomes deluged with spam. That isn't certain death, but it does temper the success, and it becomes an ongoing drain on everyone using the system. Email is a classic example, and Twitter a more recent one.</text:p>
      <text:p text:style-name="P1"/>
      <text:p text:style-name="P1">Likewise, extreme incentives, especially perceived incentives that don't pan out, can easily lead to a “bubble” (perhaps literally in the case of Bitcoin) and resulting burnout.</text:p>
      <text:p text:style-name="P1"/>
      <text:p text:style-name="P1">One interesting case is the World Wide Web. The Web provided incentives to produce as much Hypertext as possible, and yet nearly 25 years later, it's still going as strong as ever. Somehow, the Web's federated design has made it as a whole immune to spam.</text:p>
      <text:p text:style-name="P1"/>
      <text:p text:style-name="P1">Would-be spammers need traffic for the Web to provide them with value. Traffic is gained through links, but there are no incentives for authors to intentionally send their readers to spam sites (counterexamples: being paid for advertising or affiliate partnerships), and there is no way for spammers to inject their links without the author's approval (counterexamples: hacking, comment systems). Search engines with algorithmic results are vulnerable to Search Engine Optimization (SEO), but they are for-profit and have plenty of incentive to keep their results relevant (although there is some concern over counterexamples there too, such as when search engines also run advertising systems on the websites in their results). Search engines themselves are federated/privatized, meaning that as one suffers, market opportunity for competitors opens up, making SEO harder to effectively perform. Finally, poor quality of search engines does not cripple the overall utility of the Web.</text:p>
      <text:p text:style-name="P1"/>
      <text:p text:style-name="P1">So the Web works by allowing anyone to publish anything, but simultaneously shifting the burden of being heard to the author. Some portion of the Web's continued momentum is thanks to the disconnect between publishing and being heard by unsophisticated authors.</text:p>
      <text:p text:style-name="P1"/>
      <text:p text:style-name="P1">EarthFS takes a cautious approach to incentive alignment. It seeks to provide continuous value through several phases:</text:p>
      <text:p text:style-name="P1"/>
      <text:list xml:id="list1011556959" text:style-name="L3">
        <text:list-item>
          <text:p text:style-name="P6">Initially through a solid conceptual underpinning and design.</text:p>
        </text:list-item>
        <text:list-item>
          <text:p text:style-name="P6">Then to individual users as a high quality personal data storage system (similar to a personal Wiki; see section [section]).</text:p>
        </text:list-item>
        <text:list-item>
          <text:p text:style-name="P6">Then as an increasingly powerful interface for existing protocols (via bridges; see section [section]).</text:p>
        </text:list-item>
        <text:list-item>
          <text:p text:style-name="P6">And finally as a protocol in its own right, and supplement to the World Wide Web.</text:p>
        </text:list-item>
      </text:list>
      <text:p text:style-name="P1"/>
      <text:p text:style-name="P1">Only the 4th and final goal requires any sort of mass adoption of EarthFS.</text:p>
      <text:p text:style-name="P1"/>
      <text:h text:style-name="P8" text:outline-level="1"><text:soft-page-break/>Security</text:h>
      <text:p text:style-name="P1"/>
      <text:p text:style-name="P1">EarthFS communicates over HTTP and HTTPS and offers a REST API. Repositories use HTTP by default, but switch to HTTPS if a private key and certificate are provided. Remote connections support certificate pinning. Self-signed certs must be authorized by the user.</text:p>
      <text:p text:style-name="P1"/>
      <text:p text:style-name="P1">“Content hashes” typically refer to <text:span text:style-name="T1">cryptographic hashes</text:span>. Multiple <text:span text:style-name="T1">namers</text:span> are supported simultaneously, and more can be added via plug-ins, so users are free to use whatever cryptographic standard desired. The default is currently SHA-1, but might be changed to SHA-256. Encoding long hashes textually is a problem, but different namers are free to take different security/convenience tradeoffs. <text:span text:style-name="T1">Semantic hashes</text:span> intentionally sacrifice some security for much greater flexibility (see section [section]). [fix]</text:p>
      <text:p text:style-name="P1"/>
      <text:p text:style-name="P1">Documents linking to other files using content hashes form a hash chain, similar to Git commits, ensuring that all sub-resources are authentic as well.</text:p>
      <text:p text:style-name="P1"/>
      <text:p text:style-name="P1">Only file content is hashed; no meta-data is included. There is a separate proposed format for storing meta-data in its own file, which is then hashed (see section [section]). Unhashed meta-data is never accepted from foreign repositories because it is impossible to verify. That includes the original submission date.</text:p>
      <text:p text:style-name="P1"/>
      <text:p text:style-name="P1">Files can be digitally signed, and the digital signature is shared between repos. Details of signing are to be determined, but an existing system like GPG will be used.</text:p>
      <text:p text:style-name="P1"/>
      <text:p text:style-name="P1">Perfect Forward Secrecy (PFS) is available through HTTPS, but the implications of PFS in the context of pervasive replication have not been deeply considered.</text:p>
      <text:p text:style-name="P1"/>
      <text:h text:style-name="Heading_20_1" text:outline-level="1">Importing Files</text:h>
      <text:p text:style-name="P1"/>
      <text:p text:style-name="Standard"><text:span text:style-name="T3">EarthFS is file type-agnostic, and any file can be imported into EarthFS as-is. If EarthFS has a </text:span><text:span text:style-name="T4">parser</text:span><text:span text:style-name="T3"> module for a given file type, then files of that type will support full-text search. It is up to the file type and its host application(s) to support EarthFS content address URIs, but since they follow the standard URI format, they should be automatically recognized by most applications that support links (see section [section]).</text:span></text:p>
      <text:p text:style-name="P1"/>
      <text:p text:style-name="P1">For more complex file formats, special methods of importing are possible.</text:p>
      <text:p text:style-name="P1"/>
      <text:h text:style-name="Heading_20_2" text:outline-level="2">Composition</text:h>
      <text:p text:style-name="P1"/>
      <text:p text:style-name="P1">In the case of files, composition is taken to mean a file that embeds one or more other files. A common example is HTML, which is a textual format that frequently embeds images, videos, style sheets and JavaScript code. The embedded data is stored in separate files, not in the HTML file directly. Embedded files are referenced by their URIs.</text:p>
      <text:p text:style-name="P1"><text:soft-page-break/></text:p>
      <text:p text:style-name="P1">HTML files can be imported into EarthFS as-is, of course, but that can pose several problems. First, <text:span text:style-name="T1">relative</text:span> URIs (URIs dependent on the location of the HTML file) will break, because the locations of the embedded files will change relative to that of the HTML file. Second, while <text:span text:style-name="T1">absolute</text:span> URIs won't break, they will continue to reference the embedded files in their original locations, when it may be more desirable to recursively import those files into EarthFS as well.</text:p>
      <text:p text:style-name="P1"/>
      <text:p text:style-name="P1">Thus, it makes sense to design a small assortment of importer applications that have special knowledge of formats that support embedding. The process is relatively straightforward: embedded resources are loaded and submitted to the EarthFS repository first. The resulting EarthFS URI is used to replace the original reference in the document. Once all resources are submitted, finally the document (with updated references) is submitted. The process can be reversed on export.</text:p>
      <text:p text:style-name="P1"/>
      <text:h text:style-name="Heading_20_2" text:outline-level="2">Abstraction</text:h>
      <text:p text:style-name="P1"/>
      <text:p text:style-name="P1">Abstraction over files is taken as the treatment of many files as one, so instead of references to external files composing one file, a single file bundles together many separate files. Common examples of abstracted file types include compressed archives, disk images and even directories.</text:p>
      <text:p text:style-name="P1"/>
      <text:p text:style-name="P1">Of course, abstracted files can be imported into EarthFS as-is. The downsides all stem from the fact that abstracted contents are not first-class objects: they don't get their own EarthFS URIs, might be stored redundantly with other copies, aren't able to be indexed for full-text search (unless a specialized <text:span text:style-name="T1">parser</text:span> is installed), and might require special logic for use by client applications.</text:p>
      <text:p text:style-name="P1"/>
      <text:p text:style-name="P1">Again a small set of tools may be designed to handle abstracted file types. First, component files are extracted and added individually. Then, optionally, an <text:span text:style-name="T1">index file</text:span> is generated to describe the original abstraction, providing URI references to each of the components (see section [section]). Again, export using the same steps in reverse is possible.</text:p>
      <text:p text:style-name="P1"/>
      <text:h text:style-name="Heading_20_2" text:outline-level="2">Special handling of embedded and component files</text:h>
      <text:p text:style-name="P1"/>
      <text:p text:style-name="P1">The components of abstracted files are by definition hidden behind the abstraction. Embedded files are likewise typically thrown in a folder somewhere out of sight. The point of these files is often not to be used or managed directly. If they showed up in the results of an EarthFS query alongside the primary files they were associated with, it could be quite annoying.</text:p>
      <text:p text:style-name="P1"/>
      <text:p text:style-name="P1">Therefore, EarthFS needs to know whether a given file is “redundant” in the query results. First, the backlink tracking system also tracks the <text:span text:style-name="T1">embedded</text:span> link relation. This way, each file knows all of the places it is embedded. Second, each file has a meta-data flag indicating <text:soft-page-break/>whether it is considered embedded. This flag prevents independent files from being hidden if they are embedded later. Then, for each query result, the server checks whether the embedded flag is set. If so, it checks whether any of the embedding files are also included in the results. If so, the file is omitted.</text:p>
      <text:p text:style-name="P1"/>
      <text:p text:style-name="P1">This system may sound complicated, but it is no more complex than the steps a traditional file system goes through to determine if a file should be hidden. Archives, special flags, dot filename prefixes, bundles (OS X), etc., all cover different subsets of the same functionality. (And in most operating systems, there are plenty of directories the user is simply expected not to look inside.)</text:p>
      <text:p text:style-name="P1"/>
      <text:h text:style-name="Heading_20_2" text:outline-level="2">File Meta-Data</text:h>
      <text:p text:style-name="P1"/>
      <text:p text:style-name="P1">x</text:p>
      <text:p text:style-name="P1"/>
      <text:h text:style-name="Heading_20_1" text:outline-level="1">File Retrieval</text:h>
      <text:p text:style-name="P1"/>
      <text:p text:style-name="P1">X</text:p>
      <text:p text:style-name="P1"/>
      <text:h text:style-name="P8" text:outline-level="1">EarthFS Applications and Protocol Bridges</text:h>
      <text:p text:style-name="P1"/>
      <text:p text:style-name="Standard"><text:span text:style-name="T3">EarthFS itself provides a REST API but no user interface of its own. The reference implementation is called </text:span><text:span text:style-name="Source_20_Text">earthd</text:span><text:span text:style-name="T3">.</text:span></text:p>
      <text:p text:style-name="P1"/>
      <text:p text:style-name="P1">In order to bootstrap the chicken-and-egg problem, EarthFS is intended to maximize interoperability with other protocols and platforms using bridges and modular interfaces (starting with a cross-platform web interface).</text:p>
      <text:p text:style-name="P1"/>
      <text:h text:style-name="P9" text:outline-level="2">efs-web (web browser bridge)</text:h>
      <text:p text:style-name="P1"/>
      <text:p text:style-name="P1">A generic, cross-platform interface to EarthFS is crucial for letting people use EarthFS before native, platform-specific clients can be proven to be worthwhile. efs-web serves multiple roles: it provides an interface for creating and managing a user accounts; it provides an authoring interface for file formats like Markdown (with plug-ins for composing); it provides a searching and browsing interface for files (with plug-ins for viewing); and it can be hosted publicly as a blog or real time newsfeed-style site.</text:p>
      <text:p text:style-name="P1"/>
      <text:p text:style-name="P1">It is a priority to ensure that efs-web works just as well as static site generators and existing content engines for all users (including those with JavaScript disabled). It also provides full-text search through EarthFS.</text:p>
      <text:p text:style-name="P1"><text:soft-page-break/></text:p>
      <text:h text:style-name="P9" text:outline-level="2">FUSE client (file system bridge)</text:h>
      <text:p text:style-name="P1"/>
      <text:p text:style-name="P1">A FUSE client for operating systems that support user-space file systems would allow EarthFS files to be easily accessed by existing native applications. The client would have a FUSE module and GUI interface for creating and manipulating queries, which would show up on the virtual file system as folders.</text:p>
      <text:p text:style-name="P1"/>
      <text:h text:style-name="P9" text:outline-level="2">CLI client</text:h>
      <text:p text:style-name="P1"/>
      <text:p text:style-name="P1">A command line interface would be something of a thin wrapper around the REST API, making it easy to script EarthFS and pipe files on POSIX environments.</text:p>
      <text:p text:style-name="P1"/>
      <text:h text:style-name="P9" text:outline-level="2">Email bridge</text:h>
      <text:p text:style-name="P1"/>
      <text:p text:style-name="P1">A Mail Transfer Agent (MTA) and User Agent allowing email to be sent and received from EarthFS. Combined with client support for email file format[TBD], EarthFS could operate as a full-fledged email client.</text:p>
      <text:p text:style-name="P1"/>
      <text:h text:style-name="P9" text:outline-level="2">RSS bridge</text:h>
      <text:p text:style-name="P1"/>
      <text:p text:style-name="P1">A simple system allowing RSS feeds to be subscribed to through EarthFS.</text:p>
      <text:p text:style-name="P1"/>
      <text:p text:style-name="P1">Feed generation might be provided directly from efs-web.</text:p>
      <text:p text:style-name="P1"/>
      <text:h text:style-name="P9" text:outline-level="2">Calendar client</text:h>
      <text:p text:style-name="P1"/>
      <text:p text:style-name="P1">An application that provides a user interface mapping files in an EarthFS repository to dates on a calendar using “data detectors” to pull dates and other information out of arbitrary file content. The current calendar concept is not very fleshed out.</text:p>
      <text:p text:style-name="P1"/>
      <text:h text:style-name="P9" text:outline-level="2">URI scheme handler</text:h>
      <text:p text:style-name="P1"/>
      <text:p text:style-name="P1">An application to handle the earth:// URN scheme. This would make clickable URNs in arbitrary applications open up the relevant target file, either in the user's preferred native application for that file type (e.g. Microsoft Word for Word files) or in a specific EarthFS client like efs-web.</text:p>
      <text:p text:style-name="P1"/>
      <text:h text:style-name="P8" text:outline-level="1"><text:soft-page-break/>Appendix A: Rejected alternate designs</text:h>
      <text:p text:style-name="P1"/>
      <text:p text:style-name="P1">EarthFS has gone through a painfully long design process with many detours and dead ends. To perhaps provide more insight into the current design, a selection of significant ideas with their rationale for rejection is presented.</text:p>
      <text:p text:style-name="P1"/>
      <text:h text:style-name="P9" text:outline-level="2">Non-hashed meta-data </text:h>
      <text:p text:style-name="P1"/>
      <text:p text:style-name="P1">Only data directly contained in a given file is available for determining the file's URN (content hashing). EarthFS does maintain some meta-data for files (users who have submitted it, users who have permission to see it, etc.), but this data is not shared between repositories because it cannot necessarily be trusted. For an explanation of how EarthFS stores arbitrary meta-data in a secure fashion, see section [section].</text:p>
      <text:p text:style-name="P1"/>
      <text:h text:style-name="Heading_20_2" text:outline-level="2">Storing MIME types in meta-files</text:h>
      <text:p text:style-name="P1"/>
      <text:p text:style-name="P1">X</text:p>
      <text:p text:style-name="P1"/>
      <text:h text:style-name="P9" text:outline-level="2">Designing around a single format </text:h>
      <text:p text:style-name="P1"/>
      <text:p text:style-name="P1">See section [section]. [mostly covered under WWW comparison, right? Can we get rid of this altogether?]</text:p>
      <text:p text:style-name="P1"/>
      <text:h text:style-name="P9" text:outline-level="2">Pull replication and latency </text:h>
      <text:p text:style-name="P1"/>
      <text:p text:style-name="P1">[might actually be a good idea lol]</text:p>
      <text:p text:style-name="P1"/>
      <text:h text:style-name="P9" text:outline-level="2">Tags </text:h>
      <text:p text:style-name="P1"/>
      <text:p text:style-name="P1">An initial version of EarthFS was based on hashtags instead of full-text search. After much consternation, this distinction was drawn: tags assign responsibility to the user; full-text search assigns it to the algorithm. Tagging also suffers from the same bad incentives of the semantic web,[cite] and when it is abused, users see the tags and are impacted directly. While full-text search can be abused as well (e.g. SEO), there is room for the algorithm to improve without impacting users. In short, tags are Luddite technology.</text:p>
      <text:p text:style-name="P1"/>
      <text:p text:style-name="P1">Full-text search is available for non-textual files (e.g. images) through meta-files (see section [section]).</text:p>
      <text:p text:style-name="P1"/>
      <text:h text:style-name="P9" text:outline-level="2"><text:soft-page-break/>Decoupled full-text search </text:h>
      <text:p text:style-name="P1"/>
      <text:p text:style-name="Standard"><text:span text:style-name="T3">There are many problems getting full-text search working portably on different platforms, and </text:span><text:span text:style-name="T3">there is no perfect library for it. It was tempting to pull search out of EarthFS entirely and offload the responsibility via an API or something. However, the fact is that full-text search is not amenable to abstraction, because by definition the algorithm needs the full content of </text:span><text:span text:style-name="T3">every file in the system. Google manages to make it work, and the incentives are remarkably well-aligned (Google just wants to give good results, sites just want traffic; the result is that they both work hard and keep each other honest), but at the cost of centralization, privacy, and latency. In the end, it's too important for local searches to be possible, but different platforms might have different search capabilities, and Google might continue to do a better job for publicly visible content.</text:span></text:p>
      <text:p text:style-name="P1"/>
      <text:h text:style-name="P9" text:outline-level="2">Compressed entry storage </text:h>
      <text:p text:style-name="P1"/>
      <text:p text:style-name="Standard"><text:span text:style-name="T3">Given that the EarthFS API is HTTP, it was temping to store all files as Gzip-compressed and serve them directly with Gzip transfer-encoding. However, that would interfere with </text:span><text:span text:style-name="Source_20_Text">Byte-Range</text:span><text:span text:style-name="T3"> requests. Beyond that, almost all file formats for typically-large files feature built-in compression these days, which has the added advantage of application-specific knowledge. In particular, lossy compression of images </text:span><text:span text:style-name="T5">and</text:span><text:span text:style-name="T3"> videos makes Gzip less rewarding than it might otherwise seem. Compression in the hard drive controller also seems to be gaining ground, primarily on Solid State Drives. It's therefore apparent that application- or transport-layer compression isn't worth it.</text:span></text:p>
      <text:p text:style-name="P1"/>
      <text:h text:style-name="P9" text:outline-level="2">Multiple files per HTTP request, for efficiency</text:h>
      <text:p text:style-name="P1"/>
      <text:p text:style-name="P1">The author believes this is a premature optimization and should not be handled at the application-layer, if it needs to be handled at all. It would be better to switch to another protocol such as SPDY than to try to deal with this in EarthFS.</text:p>
      <text:p text:style-name="P1"/>
      <text:p text:style-name="P1">EarthFS queries return index files (see section [section]), which merely provide a list of URIs referencing their content, instead of including it in-line as in protocols like RSS.</text:p>
      <text:p text:style-name="P1"/>
      <text:h text:style-name="P9" text:outline-level="2">Direct access from browsers to EarthFS API with CORS</text:h>
      <text:p text:style-name="P1"/>
      <text:p text:style-name="P1">This is an interesting opportunity given EarthFS's basis on common Web protocols, but there are too many problems with authentication to make it seem viable at present.</text:p>
      <text:p text:style-name="P1"/>
      <text:p text:style-name="P1">For now, the best approach to loading EarthFS files directly from existing web pages is to develop a browser plug-in that interprets URNs and fetches resources from the user's configured repository. The fact that this is a pain to do speaks to the tight coupling of web browsers and the Web in general. Perhaps such browser plug-ins could be designed to <text:soft-page-break/>support arbitrary URI schemes in a modular way, instead of being EarthFS-specific.</text:p>
      <text:p text:style-name="P1"/>
      <text:h text:style-name="P9" text:outline-level="2">An alternative file type system</text:h>
      <text:p text:style-name="P1"/>
      <text:p text:style-name="P1">The author personally believes that Apple's Uniform Type Identifier system is well-designed and all-around superior to MIME types. Specifically, its ability to represent more meaningful type hierarchies seemed very desirable at various points in the design of EarthFS. However, for the EarthFS API based on HTTP, using an alternative type system was deemed too complicated and confusing.</text:p>
      <text:p text:style-name="P1"/>
      <text:h text:style-name="Heading_20_1" text:outline-level="1">Appendix B: Comparison to similar protocols</text:h>
      <text:p text:style-name="P1"/>
      <text:h text:style-name="Heading_20_2" text:outline-level="2">The World Wide Web </text:h>
      <text:p text:style-name="P1"/>
      <text:p text:style-name="P1">x</text:p>
      <text:p text:style-name="P1"/>
      <text:h text:style-name="Heading_20_2" text:outline-level="2">File Systems</text:h>
      <text:p text:style-name="P1"/>
      <text:p text:style-name="P1">x</text:p>
      <text:p text:style-name="P1"/>
      <text:h text:style-name="Heading_20_2" text:outline-level="2">BitTorrent </text:h>
      <text:p text:style-name="P1"/>
      <text:p text:style-name="P1">A comparison with BitTorrent features heavily in section [section]. Additional aspects are discussed here.</text:p>
      <text:p text:style-name="P1"/>
      <text:p text:style-name="P1">BitTorrent's design is a statement that leachers downloading a file owe some sort of debt to the original person who shared it. They are expected to repay it by uploading copies to spread the load of sharing the file. In doing so, users sacrifice their bandwidth and reveal their IP addresses to everyone else in the swarm. This balance of power is appropriate for BitTorrent, but it's somewhat offensive for other programs trying to use the same model, like Skype.</text:p>
      <text:p text:style-name="P1"/>
      <text:p text:style-name="P1">If the same file is in fact available from two or more known sources, it is probably as efficient in most cases for EarthFS to choose a source randomly rather than try to use both at once.</text:p>
      <text:p text:style-name="P1"/>
      <text:p text:style-name="P1">BitTorrent's content addressing system identifies Torrent files, which are similar to EarthFS's meta-files (see section [section]). Torrent files identify the payload file using content hashes, but these files aren't first-class citizens in BitTorrent, unlike in EarthFS. Torrent files also have complex rules over what parts are hashed and what parts aren't.</text:p>
      <text:p text:style-name="P1"/>
      <text:h text:style-name="Heading_20_2" text:outline-level="2"><text:soft-page-break/>Wikis</text:h>
      <text:p text:style-name="P1"/>
      <text:p text:style-name="P1">Wiki engines like MediaWiki, the one that powers Wikipedia, are very similar to Version Control Systems. In fact, there are several Wiki engines based on VCSes like Git.[cite] For a comparison of EarthFS to VCSes, see section [section].</text:p>
      <text:p text:style-name="P1"/>
      <text:p text:style-name="P1">Personal Wikis tend to “calcify” over time due to the way old pages stick around as top-level objects. Even if the user's interests or way of thinking about things have shifted dramatically, stale pages are still presented as if they were relevant and must be manually <text:span text:style-name="T1">refactored</text:span> if the user wants to bring them up to date. If pages are allowed to grow without manual pruning, they can become unwieldy over time.</text:p>
      <text:p text:style-name="P1"/>
      <text:p text:style-name="P1">By contrast, while each file in EarthFS is immutable, a search for a given keyword can always bring up the user's latest notes on that topic.</text:p>
      <text:p text:style-name="P1"/>
      <text:p text:style-name="P1">In designing EarthFS, the author drew from his past experience with <text:span text:style-name="T1">VoodooPad</text:span>, the personal Wiki application for Mac OS X.</text:p>
      <text:p text:style-name="P1"/>
      <text:h text:style-name="Heading_20_2" text:outline-level="2">Blogs</text:h>
      <text:p text:style-name="P1"/>
      <text:p text:style-name="P1">X [btw not technically a protocol, or even an application]</text:p>
      <text:p text:style-name="P1"/>
      <text:h text:style-name="Heading_20_2" text:outline-level="2">Dropbox </text:h>
      <text:p text:style-name="P1"/>
      <text:p text:style-name="P1">X</text:p>
      <text:p text:style-name="P1"/>
      <text:h text:style-name="Heading_20_2" text:outline-level="2">Tent.io </text:h>
      <text:p text:style-name="P1"/>
      <text:p text:style-name="P1">Tent.io is perhaps the closest direct competitor to EarthFS. Of course, both projects are battling obscurity much more than they are each other.</text:p>
      <text:p text:style-name="P1"/>
      <text:p text:style-name="P1">Tent seems simultaneously more and less complicated than EarthFS. Tent is full of special data types and rules,[cite] whereas EarthFS deals (almost) exclusively in dumb files. EarthFS imposes no structure on the files and relies on the established concept of links to let files do things.</text:p>
      <text:p text:style-name="P1"/>
      <text:p text:style-name="P1">On the other hand, Tent has a familiar analogy in the social network and has provisions for status updates and other popular concepts. Models have been presented in this paper for understanding EarthFS, but they are “original research” and not well established.</text:p>
      <text:p text:style-name="P1"/>
      <text:p text:style-name="P1">Tent.io strives to give you control of your own data.[cite] EarthFS strives to give you control of all the data, in the form of your own copy of it.</text:p>
      <text:p text:style-name="P1"><text:soft-page-break/></text:p>
      <text:h text:style-name="Heading_20_2" text:outline-level="2">Domain Name System (DNS)</text:h>
      <text:p text:style-name="P1"/>
      <text:p text:style-name="P1">[briefly explain what DNS is/how it works]</text:p>
      <text:p text:style-name="P1"/>
      <text:p text:style-name="P1">Recursive DNS is a model surprisingly close to pervasive replication. DNS records are mutable, so recursive DNS providers are technically caches (and can be out of date), unlike in EarthFS, where each repo is able to give an authoritative response for URN queries it has data for, even if it isn't the original source. Trust that the response is correct and complete is provided by the URN itself (different types of URNs provide different security guarantees; see section [section]).</text:p>
      <text:p text:style-name="P1"/>
      <text:p text:style-name="P1">DNS providers store data that they don't care about, so some flow of payment is required to balance the incentives.</text:p>
      <text:p text:style-name="P1"/>
      <text:h text:style-name="Heading_20_2" text:outline-level="2">Other</text:h>
      <text:p text:style-name="P1"/>
      <text:p text:style-name="P1">Freenet incorporates anonymity into the application layer, which seems like a mistake. It is also distributed but centralized. Instead of allowing users to choose what data to store (like pervasive replication), it expects users to store information they can't even read. Not only that, it deletes information based on how often it's accessed, instead of how badly someone wants to store it, which seems to violate the principle of failsafety. The author appreciates it as an experiment but isn't surprised it hasn't taken off.</text:p>
      <text:p text:style-name="P1"/>
      <text:p text:style-name="P1">I2P </text:p>
      <text:p text:style-name="P1">WASTE </text:p>
      <text:p text:style-name="P1">NNTP? Usenet? </text:p>
      <text:p text:style-name="P1"/>
      <text:h text:style-name="Heading_20_1" text:outline-level="1">Appendix C: Semantic hashes</text:h>
      <text:p text:style-name="P1"/>
      <text:p text:style-name="P1">Content addressing is dependent on content hashing. Many of these are specifically cryptographic hashes, which offer the secure guarantee that two documents that differ in any way will have different hashes (to a high probability).</text:p>
      <text:p text:style-name="P1"/>
      <text:p text:style-name="P1">In a system that is completely dependent on content addressing like EarthFS, it can be difficult to do so little as fix a single typo in a long document, because doing so changes the cryptographic hash.</text:p>
      <text:p text:style-name="P1"/>
      <text:p text:style-name="P1">The idea behind semantic hashing is to develop hashes, similar to cryptographic hashes, but immune to certain types of semantically meaningless alterations to the data.</text:p>
      <text:p text:style-name="P1"/>
      <text:p text:style-name="P1">Semantic hashes already exist as “audio fingerprints,” data that can identify an audio file such <text:soft-page-break/>as a song even if the compression has been changed. They also exist for images, being used by services like TinEye and Google Image Search[cite] to find images similar, but perhaps not identical, to a user-supplied image.</text:p>
      <text:p text:style-name="P1"/>
      <text:p text:style-name="P1">Semantic hashes for text could also be very useful for EarthFS. Below, a naïve algorithm for a textual semantic hash is described:</text:p>
      <text:p text:style-name="P1"/>
      <text:list xml:id="list2003760141" text:style-name="L4">
        <text:list-item>
          <text:p text:style-name="P7">Convert the input text to lowercase.</text:p>
        </text:list-item>
        <text:list-item>
          <text:p text:style-name="P7">Split sentences into their own lines.</text:p>
        </text:list-item>
        <text:list-item>
          <text:p text:style-name="P7">Remove punctuation and symbols, using a predefined list.</text:p>
        </text:list-item>
        <text:list-item>
          <text:p text:style-name="P7">Normalize whitespace, preserving single spaces and line breaks.</text:p>
        </text:list-item>
        <text:list-item>
          <text:p text:style-name="P7">Remove stop-words, using a predefined list. (For semantic hashing targeting English language text, special words like “not” may be considered significant, even if they are often discarded as stop-words in other applications, e.g. full-text search.)</text:p>
        </text:list-item>
        <text:list-item>
          <text:p text:style-name="P7">For each line, generate all permutations possible by swapping two adjacent words.</text:p>
        </text:list-item>
        <text:list-item>
          <text:p text:style-name="P7">Use a cryptographic hash such as SHA-1 on the result.</text:p>
        </text:list-item>
      </text:list>
      <text:p text:style-name="P1"/>
      <text:p text:style-name="P1">Thus is a simple “semantic hash” that maintains a certain degree of cryptographic security while also being insensitive to letter case, punctuation differences, missing or extra stop-words, and minor word transpositions.</text:p>
      <text:p text:style-name="P1"/>
      <text:p text:style-name="P1">This is just an example, and of course much better algorithms than this one are possible. As a field, semantic hashing is closely related to lossy compression and deals in human perception.</text:p>
      <text:p text:style-name="P1"/>
      <text:h text:style-name="Heading_20_1" text:outline-level="1">Appendix D: High latency web browser design</text:h>
      <text:p text:style-name="P1"/>
      <text:p text:style-name="P1">Even if Google's Project Loon is a success and free or affordable internet access is brought to every corner of the Earth, latency unlike bandwidth cannot be reasoned with.[cite] It is an apparent fact of physics that we will have to content with latency, at least in remote locations, forever.[cite]</text:p>
      <text:p text:style-name="P1"/>
      <text:p text:style-name="P1">This problem has an unusual immediacy for the author because he has been without private internet access for nearly two months at time of writing. He has developed a system of accessing the internet briefly at public Wi-Fi hotspots, saving as many web pages and files as possible, and browsing them offline later. This means the effective latency is rarely less than a few hours, and can often be several days.</text:p>
      <text:p text:style-name="P1"/>
      <text:p text:style-name="P1">EarthFS solves this problem to some extent through pervasive replication. Files from selected sources are downloaded as soon as they are available, and are available from the local repository thereafter. However, the existing World Wide Web can't exactly be downloaded at once.</text:p>
      <text:p text:style-name="P1"/>
      <text:p text:style-name="P1">Thus the concept of a web browser specially designed for high latency environments. The system would extend or replace the browser tabs with a download queue system. Instead of <text:soft-page-break/>clicking a link and it loading right away, the link would be added to the end of the queue, and the user would be taken to the next loaded page in the queue, if any.</text:p>
      <text:p text:style-name="P1"/>
      <text:p text:style-name="P1">It might be implemented from scratch on an existing rendering engine, or as a plug-in for a popular traditional browser.</text:p>
      <text:p text:style-name="P1"/>
      <text:p text:style-name="P1">Web pages saved under this system may or may not be automatically imported into EarthFS.</text:p>
      <text:p text:style-name="P1"/>
      <text:h text:style-name="Heading_20_1" text:outline-level="1">Appendix E: Proposed file types</text:h>
      <text:p text:style-name="P1"/>
      <text:p text:style-name="P1">To extend the capabilities of EarthFS and enhance interoperability with existing file systems and data, two simple new file formats are proposed.</text:p>
      <text:p text:style-name="P1"/>
      <text:h text:style-name="Heading_20_2" text:outline-level="2">Index files</text:h>
      <text:p text:style-name="P1"/>
      <text:p text:style-name="P1">Index files allow EarthFS to represent abstractions over multiple files while still allowing each individual file to be addressed with its own URN. The file format is plain text and just a list of URIs, one per line. Lines beginning with “#” (comments) and blank lines are ignored. The URIs can be an valid type, not just EarthFS addresses.</text:p>
      <text:p text:style-name="P1"/>
      <text:p text:style-name="P1">Index files can represent directories (including deep hierarchies), compressed archives, and other abstracted files. The EarthFS REST API also uses this format to report the results of queries.</text:p>
      <text:p text:style-name="P1"/>
      <text:p text:style-name="P1">Index files would be identified by a new MIME type such as <text:span text:style-name="Source_20_Text">application/uri-index</text:span>.</text:p>
      <text:p text:style-name="P1"/>
      <text:h text:style-name="Heading_20_2" text:outline-level="2">Meta-files</text:h>
      <text:p text:style-name="P1"/>
      <text:p text:style-name="P1">Modern operating systems (specifically file systems) track several and sometimes even an arbitrary number of additional pieces of information associated with each file, on top of the file's internal data. This meta-data frequently includes filename, date created, date modified, etc. Some systems include a free-form “comment” field for user text.</text:p>
      <text:p text:style-name="P1"/>
      <text:p text:style-name="P1">In a system based on content addressing, special care must be given to deciding what counts as “content.” In the end, it was decided that EarthFS must only consider direct file content (see section [section]) for content addresses. That decision means that meta-data cannot be addressed and there is no way to guarantee that it hasn't been tampered with, especially when being transmitted between remote repositories.</text:p>
      <text:p text:style-name="P1"/>
      <text:p text:style-name="P1">To <text:span text:style-name="T1">address</text:span> this limitation, files containing meta-data could be used. In addition to the meta-data, a URI (URN or URL) pointing to the target file would be included. For simplicity, using JSON is recommended. These files would be identified by a new MIME type, such as <text:soft-page-break/><text:span text:style-name="Source_20_Text">application/metadata+json</text:span>.</text:p>
      <text:p text:style-name="P1"/>
      <text:p text:style-name="P2"><text:span text:style-name="Source_20_Text">{</text:span></text:p>
      <text:p text:style-name="P2"><text:span text:style-name="Source_20_Text"><text:tab/>“URI”: “earth://sha1/[hash]”,</text:span></text:p>
      <text:p text:style-name="P2"><text:span text:style-name="Source_20_Text"><text:tab/>“title”: “filename”,</text:span></text:p>
      <text:p text:style-name="P2"><text:span text:style-name="Source_20_Text"><text:tab/>“description”: “description text”,</text:span></text:p>
      <text:p text:style-name="P2"><text:span text:style-name="Source_20_Text"><text:tab/>“vendor A”: { … },</text:span></text:p>
      <text:p text:style-name="P2"><text:span text:style-name="Source_20_Text"><text:tab/>“vendor B”: { … }</text:span></text:p>
      <text:p text:style-name="P2"><text:span text:style-name="Source_20_Text">}</text:span></text:p>
      <text:p text:style-name="P1"/>
      <text:p text:style-name="P1">All keys except the URI are optional. Standard keys such as “title” and “description” would be defined for application interoperability. Vendor-specific keys would be grouped under the vendor name to reduce the chance of conflicts.</text:p>
      <text:p text:style-name="P1"/>
      <text:p text:style-name="P1">EarthFS implementations should incorporate meta-data into their full-text search systems to allow querying based on common or specific keys. For example, image files might have meta-data descriptions to indicate keywords/tags.</text:p>
      <text:p text:style-name="P1"/>
      <text:h text:style-name="Heading_20_1" text:outline-level="1">Appendix F: API and standardization</text:h>
      <text:p text:style-name="P1"/>
      <text:p text:style-name="P1">At the time of writing (September 2013), EarthFS's API is still in flux. In particular, how users should authenticate to the server via potentially untrusted clients is a problem.</text:p>
      <text:p text:style-name="P1"/>
      <text:p text:style-name="P1">/api/query/</text:p>
      <text:p text:style-name="P1">/api/file/</text:p>
      <text:p text:style-name="P1">/api/user/</text:p>
      <text:p text:style-name="P1">/api/remote/</text:p>
      <text:p text:style-name="P1">/api/asdf/</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Definition" style:family="text"/>
    <style:style style:name="Teletype" style:family="text">
      <style:text-properties style:font-name="Droid Sans Mono" style:font-name-asian="WenQuanYi Micro Hei" style:font-name-complex="Lohit Hindi2"/>
    </style:style>
    <style:style style:name="Source_20_Text" style:display-name="Source Text" style:family="text">
      <style:text-properties style:font-name="Droid Sans Mono" style:font-name-asian="WenQuanYi Micro Hei" style:font-name-complex="Lohit Hindi2"/>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meta:initial-creator>
    <meta:creation-date>2013-08-27T17:22:52</meta:creation-date>
    <dc:date>2013-09-21T15:00:07</dc:date>
    <dc:creator>Ben </dc:creator>
    <meta:editing-duration>P10DT12H53M40S</meta:editing-duration>
    <meta:editing-cycles>695</meta:editing-cycles>
    <meta:generator>LibreOffice/3.5$Linux_x86 LibreOffice_project/350m1$Build-2</meta:generator>
    <meta:document-statistic meta:table-count="0" meta:image-count="0" meta:object-count="0" meta:page-count="22" meta:paragraph-count="258" meta:word-count="7907" meta:character-count="49575" meta:non-whitespace-character-count="41915"/>
  </office:meta>
</office:document-meta>
</file>